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fo:language="en" fo:country="US" officeooo:rsid="001e2d38" officeooo:paragraph-rsid="001e2d38"/>
    </style:style>
    <style:style style:name="P2" style:family="paragraph" style:parent-style-name="Text_20_body">
      <style:text-properties officeooo:rsid="001e2d38" officeooo:paragraph-rsid="001e2d38"/>
    </style:style>
    <style:style style:name="P3" style:family="paragraph" style:parent-style-name="Text_20_body">
      <style:text-properties officeooo:paragraph-rsid="001e2d38"/>
    </style:style>
    <style:style style:name="P4" style:family="paragraph" style:parent-style-name="Heading_20_1">
      <style:text-properties fo:language="en" fo:country="US" officeooo:rsid="00200baf" officeooo:paragraph-rsid="00200baf"/>
    </style:style>
    <style:style style:name="P5" style:family="paragraph" style:parent-style-name="Text_20_body">
      <style:text-properties officeooo:rsid="00200baf" officeooo:paragraph-rsid="00200baf"/>
    </style:style>
    <style:style style:name="P6" style:family="paragraph" style:parent-style-name="Text_20_body" style:list-style-name="L1">
      <style:text-properties officeooo:rsid="00202ce0" officeooo:paragraph-rsid="00202ce0"/>
    </style:style>
    <style:style style:name="P7" style:family="paragraph" style:parent-style-name="Text_20_body" style:list-style-name="L1">
      <style:text-properties officeooo:rsid="00214463" officeooo:paragraph-rsid="00214463"/>
    </style:style>
    <style:style style:name="P8" style:family="paragraph" style:parent-style-name="Text_20_body" style:list-style-name="L1">
      <style:text-properties officeooo:rsid="002212c0" officeooo:paragraph-rsid="002212c0"/>
    </style:style>
    <style:style style:name="P9" style:family="paragraph" style:parent-style-name="Text_20_body" style:list-style-name="L1">
      <style:text-properties officeooo:rsid="00232dda" officeooo:paragraph-rsid="00232dda"/>
    </style:style>
    <style:style style:name="P10" style:family="paragraph" style:parent-style-name="Text_20_body">
      <style:text-properties officeooo:rsid="0024a569" officeooo:paragraph-rsid="0024a569"/>
    </style:style>
    <style:style style:name="P11" style:family="paragraph" style:parent-style-name="Text_20_body" style:list-style-name="L2">
      <style:text-properties officeooo:rsid="0024a569" officeooo:paragraph-rsid="0024a569"/>
    </style:style>
    <style:style style:name="T1" style:family="text">
      <style:text-properties fo:language="en" fo:country="US"/>
    </style:style>
    <style:style style:name="T2" style:family="text">
      <style:text-properties fo:language="en" fo:country="US" officeooo:rsid="00241fc3"/>
    </style:style>
    <style:style style:name="T3" style:family="text">
      <style:text-properties fo:language="en" fo:country="US" officeooo:rsid="001e2d38"/>
    </style:style>
    <style:style style:name="T4" style:family="text">
      <style:text-properties fo:language="en" fo:country="US" officeooo:rsid="001e2d38" fo:background-color="transparent" loext:char-shading-value="0"/>
    </style:style>
    <style:style style:name="T5" style:family="text">
      <style:text-properties fo:language="cs" fo:country="CZ" officeooo:rsid="002212c0"/>
    </style:style>
    <style:style style:name="T6" style:family="text">
      <style:text-properties fo:language="en" fo:country="US" officeooo:rsid="00232dda"/>
    </style:style>
    <style:style style:name="T7" style:family="text">
      <style:text-properties fo:language="cs" fo:country="CZ"/>
    </style:style>
    <style:style style:name="T8" style:family="text">
      <style:text-properties fo:language="cs" fo:country="CZ" fo:font-style="italic" style:font-style-asian="italic" style:font-style-complex="italic"/>
    </style:style>
    <style:style style:name="T9" style:family="text">
      <style:text-properties fo:language="en" fo:country="US" fo:font-style="italic" style:font-style-asian="italic" style:font-style-complex="italic"/>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officeooo:rsid="00268ce9" style:font-style-asian="normal" style:font-style-complex="normal"/>
    </style:style>
    <style:style style:name="T12" style:family="text">
      <style:text-properties fo:language="en" fo:country="US" fo:font-style="normal" officeooo:rsid="00268b62"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docs.google.com/document/d/1oCQO_lSQ3kA1k-mpvFZ1akf_KkFBnv4nqKAN7M47j4Y/edit?tab=t.0#heading=h.chge268fv657" text:style-name="Internet_20_link" text:visited-style-name="Visited_20_Internet_20_Link">https://docs.google.com/document/d/1oCQO_lSQ3kA1k-mpvFZ1akf_KkFBnv4nqKAN7M47j4Y/edit?tab=t.0#heading=h.chge268fv657</text:a></text:p>
      <text:h text:style-name="P1" text:outline-level="1">Update the guidelines</text:h>
      <text:p text:style-name="P2"><text:span text:style-name="T1">It is very difficult to use guidelines that do not reflect the latest decisions. It’s not just keeping up with the Google spreadsheet that holds the lists of concepts, roles etc. and which seems to change every week. The guidelines </text:span><text:span text:style-name="T2">were last updated in December 2023, but they still</text:span><text:span text:style-name="T1"> do not reflect changes that were already implemented in the UMR 1.0 release </text:span><text:span text:style-name="T2">in July 2023 (and when I’m writing this, it’s already March 2025)</text:span><text:span text:style-name="T1">. This means that an informed reader needs to keep the changes in mind and mentally translate the guidelines while reading (various label changes probably amount to hundreds of errors in the text); an uninformed reader is simply lost.</text:span></text:p>
      <text:p text:style-name="P3"><text:span text:style-name="T3">This issue is so severe that at Charles University, we started editing our own fork of the guidelines (</text:span><text:a xlink:type="simple" xlink:href="https://github.com/ufal/umr-guidelines" text:style-name="Internet_20_link" text:visited-style-name="Visited_20_Internet_20_Link"><text:span text:style-name="T4">https://github.com/ufal/umr-guidelines</text:span></text:a><text:span text:style-name="T3">), although it may cause sync issues in the future, should the main document finally get updated</text:span><text:bookmark text:name="docs-internal-guid-fccf36e9-7fff-671a-719b-4778c2545589"/><text:span text:style-name="T3">. (But we’d be more than happy to feed our edits back into the main repository via a pull request; in fact, one such PR has already been opened at </text:span><text:a xlink:type="simple" xlink:href="https://github.com/umr4nlp/umr-guidelines/pull/23" text:style-name="Internet_20_link" text:visited-style-name="Visited_20_Internet_20_Link"><text:span text:style-name="T3">https://github.com/umr4nlp/umr-guidelines/pull/23</text:span></text:a><text:span text:style-name="T3">.)</text:span></text:p>
      <text:h text:style-name="P4" text:outline-level="1">Reorganize the guidelines</text:h>
      <text:p text:style-name="P5"><text:span text:style-name="T1">The structure of the text does a terrible job in serving different types of readers. It seems to switch perspectives arbitrarily, making it difficult to use for any type of reader. I think there are (at least) the following scenarios; for each of them, it should be obvious what the person should read and where to (quickly) find answers to their questions. Of course, some sections may be shared among scenarios to avoid repetition; but at least navigation between them should be improved (and maybe it would help to split the guidelines into multiple documents).</text:span></text:p>
      <text:list text:style-name="L1">
        <text:list-item>
          <text:p text:style-name="P6"><text:span text:style-name="T1">I am new to UMR. I need some introductory examples, motivation, perhaps a bit of intro to typology. I may benefit from a tutorial which will introduce all parts of UMR annotation but not to many details yet.</text:span></text:p>
          <text:list>
            <text:list-item>
              <text:p text:style-name="P6"><text:span text:style-name="T1">I know something about AMR. The section highlighting differences between AMR and UMR is useful for me.</text:span></text:p>
            </text:list-item>
            <text:list-item>
              <text:p text:style-name="P6"><text:span text:style-name="T1">I have not worked with AMR. It means I don’t care about the differences, at least not now; but I’ll be absolutely frustrated if the guidelines omit something that did not change and that I would know if I knew AMR.</text:span></text:p>
            </text:list-item>
          </text:list>
        </text:list-item>
        <text:list-item>
          <text:p text:style-name="P7"><text:span text:style-name="T1">I already know something about UMR (or at least I think so) and I started annotating. I need a reference manual!</text:span></text:p>
          <text:list>
            <text:list-item>
              <text:p text:style-name="P7"><text:span text:style-name="T1">Quickly find the list of all known abstract concepts, entity types, </text:span><text:span text:style-name="T5">everything. Perhaps organized in various ways: alphabetic list of all labels, vs. separate lists of concepts, events, relations, vs. separate areas of the annotation (participant roles, circumstantial „roles“, values of aspect, modality, temporal relations… </text:span><text:span text:style-name="T6">Everything that is now in the Google spreadsheet should be easily findable in the guidelines.</text:span></text:p>
            </text:list-item>
            <text:list-item>
              <text:p text:style-name="P8"><text:span text:style-name="T7">I am now also ready to read a detailed discussion of a topic, such as modality, or discourse connectives, or temporal relations. It should probably be close to the reference </text:span><text:soft-page-break/><text:span text:style-name="T7">list of labels related to that topic, but it should still be separated, because I will read the discussion once or twice, while I will return to the lists (and label description, and related examples) many times.</text:span></text:p>
            </text:list-item>
            <text:list-item>
              <text:p text:style-name="P8"><text:span text:style-name="T7">Even here there are different possibilities of who I am. If I do stage 0 annotation, I want to see the long list of typical verbs and their roles. And I do not want to encounter</text:span><text:span text:style-name="T1"> </text:span><text:span text:style-name="T6">the</text:span><text:span text:style-name="T1"> </text:span><text:span text:style-name="T7">:ARG</text:span><text:span text:style-name="T8">N</text:span><text:span text:style-name="T7"> kind of relations unless they are really relevant for me (probably only in the -91 </text:span><text:span text:style-name="T6">abstract </text:span><text:span text:style-name="T7">rolesets). On the other hand, if I am doing later-stage annotation, I </text:span><text:span text:style-name="T1">don’t want that list of verbs to stand in my way; but I want to know that some roles (such as :actor and :undergoer) are not for me. (It looks like many of the roles used in stage 0 annotation may also be used in later stages, but more sparingly because in some constellations they will be replaced by :ARG</text:span><text:span text:style-name="T9">N</text:span><text:span text:style-name="T10"> roles; others will not be used at all, if I understand it correctly.)</text:span></text:p>
            </text:list-item>
          </text:list>
        </text:list-item>
        <text:list-item>
          <text:p text:style-name="P9"><text:span text:style-name="T10">I am writing a tool and I need to understand the file format. The guidelines should give the specification of the format! Currently some aspects can be observed in the examples, but not the whole picture, as the examples typically show only the sentence-level graph, sometimes also the document-level graph. The tokens + glosses are usually not shown (or they are not shown in the form in which they actually appear in the released data). Same for the alignments.</text:span></text:p>
          <text:list>
            <text:list-item>
              <text:p text:style-name="P9"><text:span text:style-name="T10">It would be also useful if there were some guidance on how to do the alignments (discontinuous alignments, overlaps, when to use 0-0, etc.)</text:span></text:p>
            </text:list-item>
          </text:list>
        </text:list-item>
      </text:list>
      <text:p text:style-name="P10"><text:span text:style-name="T10">Orthogonal</text:span><text:span text:style-name="T11">l</text:span><text:span text:style-name="T10">y to the scenarios above, the guidelines should be more consistent in defining and using terminology. Some examples:</text:span></text:p>
      <text:list text:style-name="L2">
        <text:list-item>
          <text:p text:style-name="P11"><text:span text:style-name="T10">The introduction stresses that it is important to distinguish events from non-events, but then it remains a mystery of what exactly is the consequence if I decide that a concept is or is not an event. What will change in the annotation? (My current hypothesis is that the only consequence is that some attributes, such as :aspect, become mandatory, while others are maybe forbidden. But even that is difficult to confirm from the examples in the guidelines and from the released data.)</text:span></text:p>
        </text:list-item>
        <text:list-item>
          <text:p text:style-name="P11"><text:span text:style-name="T10">At one point the guidelines define the distinction between ‘</text:span><text:span text:style-name="T12">attributes’</text:span><text:span text:style-name="T10"> and ‘</text:span><text:span text:style-name="T12">relations’</text:span><text:span text:style-name="T10">, both of them being labels starting with a colon, but the former introducing a non-node (non-concept) value (number, atomic string…) while the latter introduces a node in the graph (concept). Then, it turns out that the guidelines often say “relation” when speaking about an attribute. And the picture is further complicated by the fact that some keywords can be used as both, leading either to a concept node or to a simple value.</text:span></text:p>
          <text:list>
            <text:list-item>
              <text:p text:style-name="P11"><text:span text:style-name="T10">Besides, there are ‘roles’, which seem to be special types of relations, and ‘rolesets’, which seem to be special types of concepts.</text:span></text:p>
            </text:list-item>
          </text:list>
        </text:list-item>
        <text:list-item>
          <text:p text:style-name="P11"><text:span text:style-name="T10">The guidelines should clearly identify English words that are intended to be used as abstract concepts. This is particularly important if they are not followed by something like “-91”. One cannot figure this out from the English examples because the concept could simply refer to something specific to English. For example, it seems to me that “and” as a discourse connective is an abstract concept. Therefore, if I am annotating a language other than English, for coordination I should use the English “and” because it is a universally </text:span><text:soft-page-break/><text:span text:style-name="T10">applicable abstract concept, and not the corresponding word from my language (Spanish “y”, German “und”, Czech “a”…) But there are many other places where I don’t know whether the guideline</text:span><text:span text:style-name="T12">s</text:span><text:span text:style-name="T10"> use something as an abstract concept or as an English word that occurred in an English exampl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5-03-06T16:37:59.050000000</meta:creation-date>
    <dc:date>2025-03-06T18:38:11.071000000</dc:date>
    <dc:creator>Daniel Zeman</dc:creator>
    <meta:editing-duration>PT57M12S</meta:editing-duration>
    <meta:editing-cycles>11</meta:editing-cycles>
    <meta:generator>LibreOffice/24.8.5.2$Windows_X86_64 LibreOffice_project/fddf2685c70b461e7832239a0162a77216259f22</meta:generator>
    <meta:document-statistic meta:table-count="0" meta:image-count="0" meta:object-count="0" meta:page-count="3" meta:paragraph-count="20" meta:word-count="1120" meta:character-count="6686" meta:non-whitespace-character-count="5599"/>
  </office:meta>
</office:document-meta>
</file>